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4" svg:font-family="SUN4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111.66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56.49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48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78.69pt" fo:break-before="auto" style:use-optimal-row-height="true"/>
    </style:style>
    <style:style style:name="ro2" style:family="table-row">
      <style:table-row-properties style:row-height="39.7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" fo:font-size="66pt" fo:font-style="normal" fo:text-shadow="none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SUN4" fo:font-size="66pt" fo:font-style="normal" fo:text-shadow="none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" fo:font-size="66pt" fo:font-style="normal" fo:text-shadow="none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5"/>
        <table:table-column table:style-name="co3" table:default-cell-style-name="ce6"/>
        <table:table-column table:style-name="co4" table:default-cell-style-name="ce8"/>
        <table:table-column table:style-name="co5" table:default-cell-style-name="ce1"/>
        <table:table-column table:style-name="co6" table:number-columns-repeated="7" table:default-cell-style-name="ce11"/>
        <table:table-column table:style-name="co6" table:visibility="collapse" table:number-columns-repeated="7" table:default-cell-style-name="ce11"/>
        <table:table-column table:style-name="co6" table:number-columns-repeated="1003" table:default-cell-style-name="ce11"/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d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Murathi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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8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7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1" office:value-type="string" calcext:value-type="string">
            <text:p>e07b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1" office:value-type="string" calcext:value-type="string">
            <text:p>ea01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1" office:value-type="string" calcext:value-type="string">
            <text:p>e26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/>
          <table:table-cell table:style-name="ce12" table:number-columns-repeated="1016"/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/>
          <table:table-cell table:style-name="ce12" table:number-columns-repeated="1016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table:style-name="ce7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table:style-name="ce7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1018"/>
        </table:table-row>
        <table:table-row table:style-name="ro1" table:number-rows-repeated="104772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E85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4" svg:font-family="SUN4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9.45pt" fo:margin-right="11.65pt" style:print-page-order="ttb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8">00/00/0000</text:date>, <text:time style:data-style-name="N2" text:time-value="16:16:19.9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meta:print-date>2018-03-01T10:53:01</meta:print-date>
    <dc:date>2018-08-18T16:24:35.128000000</dc:date>
    <meta:editing-cycles>110</meta:editing-cycles>
    <meta:editing-duration>PT12H53M47S</meta:editing-duration>
    <meta:generator>LibreOffice/6.0.2.1$Windows_X86_64 LibreOffice_project/f7f06a8f319e4b62f9bc5095aa112a65d2f3ac89</meta:generator>
    <meta:document-statistic meta:table-count="1" meta:cell-count="337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